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1" svg:font-family="'DejaVu Sans'" style:font-family-generic="swiss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order="0.06pt solid #000000"/>
      <style:text-properties style:font-name="DejaVu Sans1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DejaVu Sans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24.691cm" svg:y="0.461cm">
            <draw:object draw:notify-on-update-of-ranges="Sheet1.E4:Sheet1.E29 Sheet1.G3:Sheet1.G3 Sheet1.G4:Sheet1.G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4.51cm" svg:y="10.094cm">
            <draw:object draw:notify-on-update-of-ranges="Sheet1.E4:Sheet1.E29 Sheet1.I3:Sheet1.I3 Sheet1.I4:Sheet1.I29 Sheet1.J3:Sheet1.J3 Sheet1.J4:Sheet1.J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number-columns-repeated="6" table:default-cell-style-name="ce1"/>
        <table:table-row table:style-name="ro1" table:number-rows-repeated="2">
          <table:table-cell table:number-columns-repeated="4"/>
          <table:table-cell table:style-name="Default" table:number-columns-repeated="6"/>
        </table:table-row>
        <table:table-row table:style-name="ro1">
          <table:table-cell/>
          <table:table-cell table:style-name="ce1" office:value-type="string" calcext:value-type="string">
            <text:p>Constantes</text:p>
          </table:table-cell>
          <table:table-cell table:style-name="ce1" office:value-type="string" calcext:value-type="string">
            <text:p>Valeurs</text:p>
          </table:table-cell>
          <table:table-cell/>
          <table:table-cell office:value-type="string" calcext:value-type="string">
            <text:p>T(°C)</text:p>
          </table:table-cell>
          <table:table-cell office:value-type="string" calcext:value-type="string">
            <text:p>T(K)</text:p>
          </table:table-cell>
          <table:table-cell office:value-type="string" calcext:value-type="string">
            <text:p>Rc</text:p>
          </table:table-cell>
          <table:table-cell table:style-name="ce4" office:value-type="string" calcext:value-type="string">
            <text:p>ΔRc</text:p>
          </table:table-cell>
          <table:table-cell office:value-type="string" calcext:value-type="string">
            <text:p>-Vm</text:p>
          </table:table-cell>
          <table:table-cell office:value-type="string" calcext:value-type="string">
            <text:p>Lin</text:p>
          </table:table-cell>
        </table:table-row>
        <table:table-row table:style-name="ro1">
          <table:table-cell/>
          <table:table-cell table:style-name="ce1" office:value-type="string" calcext:value-type="string">
            <text:p>B</text:p>
          </table:table-cell>
          <table:table-cell table:style-name="ce1" office:value-type="float" office:value="3984" calcext:value-type="float">
            <text:p>3984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E4]+273.15" office:value-type="float" office:value="283.15" calcext:value-type="float">
            <text:p>283.15</text:p>
          </table:table-cell>
          <table:table-cell table:formula="of:=[.$C$5]*EXP([.$C$4]*((1/[.F4])-(1/[.$C$6])))" office:value-type="float" office:value="20.2968233206869" calcext:value-type="float">
            <text:p>20.2968233206869</text:p>
          </table:table-cell>
          <table:table-cell table:formula="of:=[.G4]-[.$C$8]" office:value-type="float" office:value="-19.7031766793131" calcext:value-type="float">
            <text:p>-19.7031766793131</text:p>
          </table:table-cell>
          <table:table-cell table:formula="of:=-([.H4]/(4*[.$C$8]+2*[.H4]))*[.$C$7]" office:value-type="float" office:value="0.816924325122499" calcext:value-type="float">
            <text:p>0.816924325122499</text:p>
          </table:table-cell>
          <table:table-cell table:formula="of:=[.E4]*[.$H$32]+[.$H$33]" office:value-type="float" office:value="0.85" calcext:value-type="float">
            <text:p>0.85</text:p>
          </table:table-cell>
        </table:table-row>
        <table:table-row table:style-name="ro1">
          <table:table-cell/>
          <table:table-cell table:style-name="ce1" office:value-type="string" calcext:value-type="string">
            <text:p><text:span text:style-name="T1">R0 (kΩ)</text:span>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E5]+273.15" office:value-type="float" office:value="284.15" calcext:value-type="float">
            <text:p>284.15</text:p>
          </table:table-cell>
          <table:table-cell table:formula="of:=[.$C$5]*EXP([.$C$4]*((1/[.F5])-(1/[.$C$6])))" office:value-type="float" office:value="19.3162613543919" calcext:value-type="float">
            <text:p>19.3162613543919</text:p>
          </table:table-cell>
          <table:table-cell table:formula="of:=[.G5]-[.$C$8]" office:value-type="float" office:value="-20.6837386456081" calcext:value-type="float">
            <text:p>-20.6837386456081</text:p>
          </table:table-cell>
          <table:table-cell table:formula="of:=-([.H5]/(4*[.$C$8]+2*[.H5]))*[.$C$7]" office:value-type="float" office:value="0.871756672341109" calcext:value-type="float">
            <text:p>0.871756672341109</text:p>
          </table:table-cell>
          <table:table-cell table:formula="of:=[.E5]*[.$H$32]+[.$H$33]" office:value-type="float" office:value="0.89" calcext:value-type="float">
            <text:p>0.89</text:p>
          </table:table-cell>
        </table:table-row>
        <table:table-row table:style-name="ro1">
          <table:table-cell/>
          <table:table-cell table:style-name="ce1" office:value-type="string" calcext:value-type="string">
            <text:p>T0 (K)</text:p>
          </table:table-cell>
          <table:table-cell table:style-name="ce1" table:formula="of:=25+273.15" office:value-type="float" office:value="298.15" calcext:value-type="float">
            <text:p>298.1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E6]+273.15" office:value-type="float" office:value="285.15" calcext:value-type="float">
            <text:p>285.15</text:p>
          </table:table-cell>
          <table:table-cell table:formula="of:=[.$C$5]*EXP([.$C$4]*((1/[.F6])-(1/[.$C$6])))" office:value-type="float" office:value="18.3894570719352" calcext:value-type="float">
            <text:p>18.3894570719352</text:p>
          </table:table-cell>
          <table:table-cell table:formula="of:=[.G6]-[.$C$8]" office:value-type="float" office:value="-21.6105429280648" calcext:value-type="float">
            <text:p>-21.6105429280648</text:p>
          </table:table-cell>
          <table:table-cell table:formula="of:=-([.H6]/(4*[.$C$8]+2*[.H6]))*[.$C$7]" office:value-type="float" office:value="0.925275897900576" calcext:value-type="float">
            <text:p>0.925275897900576</text:p>
          </table:table-cell>
          <table:table-cell table:formula="of:=[.E6]*[.$H$32]+[.$H$33]" office:value-type="float" office:value="0.93" calcext:value-type="float">
            <text:p>0.93</text:p>
          </table:table-cell>
        </table:table-row>
        <table:table-row table:style-name="ro1">
          <table:table-cell/>
          <table:table-cell table:style-name="ce1" office:value-type="string" calcext:value-type="string">
            <text:p>Vcc</text:p>
          </table:table-cell>
          <table:table-cell table:style-name="ce1"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E7]+273.15" office:value-type="float" office:value="286.15" calcext:value-type="float">
            <text:p>286.15</text:p>
          </table:table-cell>
          <table:table-cell table:formula="of:=[.$C$5]*EXP([.$C$4]*((1/[.F7])-(1/[.$C$6])))" office:value-type="float" office:value="17.5131389499735" calcext:value-type="float">
            <text:p>17.5131389499735</text:p>
          </table:table-cell>
          <table:table-cell table:formula="of:=[.G7]-[.$C$8]" office:value-type="float" office:value="-22.4868610500265" calcext:value-type="float">
            <text:p>-22.4868610500265</text:p>
          </table:table-cell>
          <table:table-cell table:formula="of:=-([.H7]/(4*[.$C$8]+2*[.H7]))*[.$C$7]" office:value-type="float" office:value="0.977466256431692" calcext:value-type="float">
            <text:p>0.977466256431692</text:p>
          </table:table-cell>
          <table:table-cell table:formula="of:=[.E7]*[.$H$32]+[.$H$33]" office:value-type="float" office:value="0.97" calcext:value-type="float">
            <text:p>0.97</text:p>
          </table:table-cell>
        </table:table-row>
        <table:table-row table:style-name="ro1">
          <table:table-cell/>
          <table:table-cell table:style-name="ce1" office:value-type="string" calcext:value-type="string">
            <text:p><text:span text:style-name="T1">R (kΩ)</text:span></text:p>
          </table:table-cell>
          <table:table-cell table:style-name="ce1" office:value-type="float" office:value="40" calcext:value-type="float">
            <text:p>40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E8]+273.15" office:value-type="float" office:value="287.15" calcext:value-type="float">
            <text:p>287.15</text:p>
          </table:table-cell>
          <table:table-cell table:formula="of:=[.$C$5]*EXP([.$C$4]*((1/[.F8])-(1/[.$C$6])))" office:value-type="float" office:value="16.6842531845797" calcext:value-type="float">
            <text:p>16.6842531845797</text:p>
          </table:table-cell>
          <table:table-cell table:formula="of:=[.G8]-[.$C$8]" office:value-type="float" office:value="-23.3157468154203" calcext:value-type="float">
            <text:p>-23.3157468154203</text:p>
          </table:table-cell>
          <table:table-cell table:formula="of:=-([.H8]/(4*[.$C$8]+2*[.H8]))*[.$C$7]" office:value-type="float" office:value="1.02831675048703" calcext:value-type="float">
            <text:p>1.02831675048703</text:p>
          </table:table-cell>
          <table:table-cell table:formula="of:=[.E8]*[.$H$32]+[.$H$33]" office:value-type="float" office:value="1.01" calcext:value-type="float">
            <text:p>1.01</text:p>
          </table:table-cell>
        </table:table-row>
        <table:table-row table:style-name="ro1">
          <table:table-cell/>
          <table:table-cell table:style-name="ce1" office:value-type="string" calcext:value-type="string">
            <text:p>n bits</text:p>
          </table:table-cell>
          <table:table-cell table:style-name="ce1" office:value-type="float" office:value="12" calcext:value-type="float">
            <text:p>12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E9]+273.15" office:value-type="float" office:value="288.15" calcext:value-type="float">
            <text:p>288.15</text:p>
          </table:table-cell>
          <table:table-cell table:formula="of:=[.$C$5]*EXP([.$C$4]*((1/[.F9])-(1/[.$C$6])))" office:value-type="float" office:value="15.8999480198249" calcext:value-type="float">
            <text:p>15.8999480198249</text:p>
          </table:table-cell>
          <table:table-cell table:formula="of:=[.G9]-[.$C$8]" office:value-type="float" office:value="-24.1000519801751" calcext:value-type="float">
            <text:p>-24.1000519801751</text:p>
          </table:table-cell>
          <table:table-cell table:formula="of:=-([.H9]/(4*[.$C$8]+2*[.H9]))*[.$C$7]" office:value-type="float" office:value="1.07782085824248" calcext:value-type="float">
            <text:p>1.07782085824248</text:p>
          </table:table-cell>
          <table:table-cell table:formula="of:=[.E9]*[.$H$32]+[.$H$33]" office:value-type="float" office:value="1.05" calcext:value-type="float">
            <text:p>1.05</text:p>
          </table:table-cell>
        </table:table-row>
        <table:table-row table:style-name="ro1">
          <table:table-cell/>
          <table:table-cell table:style-name="ce1" office:value-type="string" calcext:value-type="string">
            <text:p>Vmax</text:p>
          </table:table-cell>
          <table:table-cell table:style-name="ce1" office:value-type="float" office:value="3.3" calcext:value-type="float">
            <text:p>3.3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E10]+273.15" office:value-type="float" office:value="289.15" calcext:value-type="float">
            <text:p>289.15</text:p>
          </table:table-cell>
          <table:table-cell table:formula="of:=[.$C$5]*EXP([.$C$4]*((1/[.F10])-(1/[.$C$6])))" office:value-type="float" office:value="15.1575592861369" calcext:value-type="float">
            <text:p>15.1575592861369</text:p>
          </table:table-cell>
          <table:table-cell table:formula="of:=[.G10]-[.$C$8]" office:value-type="float" office:value="-24.8424407138631" calcext:value-type="float">
            <text:p>-24.8424407138631</text:p>
          </table:table-cell>
          <table:table-cell table:formula="of:=-([.H10]/(4*[.$C$8]+2*[.H10]))*[.$C$7]" office:value-type="float" office:value="1.12597625037167" calcext:value-type="float">
            <text:p>1.12597625037167</text:p>
          </table:table-cell>
          <table:table-cell table:formula="of:=[.E10]*[.$H$32]+[.$H$33]" office:value-type="float" office:value="1.09" calcext:value-type="float">
            <text:p>1.09</text:p>
          </table:table-cell>
        </table:table-row>
        <table:table-row table:style-name="ro1">
          <table:table-cell/>
          <table:table-cell table:style-name="ce1" office:value-type="string" calcext:value-type="string">
            <text:p>Vmin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E11]+273.15" office:value-type="float" office:value="290.15" calcext:value-type="float">
            <text:p>290.15</text:p>
          </table:table-cell>
          <table:table-cell table:formula="of:=[.$C$5]*EXP([.$C$4]*((1/[.F11])-(1/[.$C$6])))" office:value-type="float" office:value="14.454597048951" calcext:value-type="float">
            <text:p>14.454597048951</text:p>
          </table:table-cell>
          <table:table-cell table:formula="of:=[.G11]-[.$C$8]" office:value-type="float" office:value="-25.545402951049" calcext:value-type="float">
            <text:p>-25.545402951049</text:p>
          </table:table-cell>
          <table:table-cell table:formula="of:=-([.H11]/(4*[.$C$8]+2*[.H11]))*[.$C$7]" office:value-type="float" office:value="1.17278450008938" calcext:value-type="float">
            <text:p>1.17278450008938</text:p>
          </table:table-cell>
          <table:table-cell table:formula="of:=[.E11]*[.$H$32]+[.$H$33]" office:value-type="float" office:value="1.13" calcext:value-type="float">
            <text:p>1.13</text:p>
          </table:table-cell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table:formula="of:=[.E12]+273.15" office:value-type="float" office:value="291.15" calcext:value-type="float">
            <text:p>291.15</text:p>
          </table:table-cell>
          <table:table-cell table:formula="of:=[.$C$5]*EXP([.$C$4]*((1/[.F12])-(1/[.$C$6])))" office:value-type="float" office:value="13.788733276836" calcext:value-type="float">
            <text:p>13.788733276836</text:p>
          </table:table-cell>
          <table:table-cell table:formula="of:=[.G12]-[.$C$8]" office:value-type="float" office:value="-26.211266723164" calcext:value-type="float">
            <text:p>-26.211266723164</text:p>
          </table:table-cell>
          <table:table-cell table:formula="of:=-([.H12]/(4*[.$C$8]+2*[.H12]))*[.$C$7]" office:value-type="float" office:value="1.21825079000568" calcext:value-type="float">
            <text:p>1.21825079000568</text:p>
          </table:table-cell>
          <table:table-cell table:formula="of:=[.E12]*[.$H$32]+[.$H$33]" office:value-type="float" office:value="1.17" calcext:value-type="float">
            <text:p>1.17</text:p>
          </table:table-cell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table:formula="of:=[.E13]+273.15" office:value-type="float" office:value="292.15" calcext:value-type="float">
            <text:p>292.15</text:p>
          </table:table-cell>
          <table:table-cell table:formula="of:=[.$C$5]*EXP([.$C$4]*((1/[.F13])-(1/[.$C$6])))" office:value-type="float" office:value="13.1577904461484" calcext:value-type="float">
            <text:p>13.1577904461484</text:p>
          </table:table-cell>
          <table:table-cell table:formula="of:=[.G13]-[.$C$8]" office:value-type="float" office:value="-26.8422095538516" calcext:value-type="float">
            <text:p>-26.8422095538516</text:p>
          </table:table-cell>
          <table:table-cell table:formula="of:=-([.H13]/(4*[.$C$8]+2*[.H13]))*[.$C$7]" office:value-type="float" office:value="1.26238361905976" calcext:value-type="float">
            <text:p>1.26238361905976</text:p>
          </table:table-cell>
          <table:table-cell table:formula="of:=[.E13]*[.$H$32]+[.$H$33]" office:value-type="float" office:value="1.21" calcext:value-type="float">
            <text:p>1.21</text:p>
          </table:table-cell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formula="of:=[.E14]+273.15" office:value-type="float" office:value="293.15" calcext:value-type="float">
            <text:p>293.15</text:p>
          </table:table-cell>
          <table:table-cell table:formula="of:=[.$C$5]*EXP([.$C$4]*((1/[.F14])-(1/[.$C$6])))" office:value-type="float" office:value="12.5597310064188" calcext:value-type="float">
            <text:p>12.5597310064188</text:p>
          </table:table-cell>
          <table:table-cell table:formula="of:=[.G14]-[.$C$8]" office:value-type="float" office:value="-27.4402689935812" calcext:value-type="float">
            <text:p>-27.4402689935812</text:p>
          </table:table-cell>
          <table:table-cell table:formula="of:=-([.H14]/(4*[.$C$8]+2*[.H14]))*[.$C$7]" office:value-type="float" office:value="1.30519451242198" calcext:value-type="float">
            <text:p>1.30519451242198</text:p>
          </table:table-cell>
          <table:table-cell table:formula="of:=[.E14]*[.$H$32]+[.$H$33]" office:value-type="float" office:value="1.25" calcext:value-type="float">
            <text:p>1.25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formula="of:=[.E15]+273.15" office:value-type="float" office:value="294.15" calcext:value-type="float">
            <text:p>294.15</text:p>
          </table:table-cell>
          <table:table-cell table:formula="of:=[.$C$5]*EXP([.$C$4]*((1/[.F15])-(1/[.$C$6])))" office:value-type="float" office:value="11.992647637176" calcext:value-type="float">
            <text:p>11.992647637176</text:p>
          </table:table-cell>
          <table:table-cell table:formula="of:=[.G15]-[.$C$8]" office:value-type="float" office:value="-28.007352362824" calcext:value-type="float">
            <text:p>-28.007352362824</text:p>
          </table:table-cell>
          <table:table-cell table:formula="of:=-([.H15]/(4*[.$C$8]+2*[.H15]))*[.$C$7]" office:value-type="float" office:value="1.34669773687377" calcext:value-type="float">
            <text:p>1.34669773687377</text:p>
          </table:table-cell>
          <table:table-cell table:formula="of:=[.E15]*[.$H$32]+[.$H$33]" office:value-type="float" office:value="1.29" calcext:value-type="float">
            <text:p>1.29</text:p>
          </table:table-cell>
        </table:table-row>
        <table:table-row table:style-name="ro1">
          <table:table-cell/>
          <table:table-cell table:style-name="ce1" office:value-type="string" calcext:value-type="string">
            <text:p>sample nb</text:p>
          </table:table-cell>
          <table:table-cell table:style-name="ce1" table:formula="of:=2^[.C9]" office:value-type="float" office:value="4096" calcext:value-type="float">
            <text:p>4096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E16]+273.15" office:value-type="float" office:value="295.15" calcext:value-type="float">
            <text:p>295.15</text:p>
          </table:table-cell>
          <table:table-cell table:formula="of:=[.$C$5]*EXP([.$C$4]*((1/[.F16])-(1/[.$C$6])))" office:value-type="float" office:value="11.4547542328268" calcext:value-type="float">
            <text:p>11.4547542328268</text:p>
          </table:table-cell>
          <table:table-cell table:formula="of:=[.G16]-[.$C$8]" office:value-type="float" office:value="-28.5452457671732" calcext:value-type="float">
            <text:p>-28.5452457671732</text:p>
          </table:table-cell>
          <table:table-cell table:formula="of:=-([.H16]/(4*[.$C$8]+2*[.H16]))*[.$C$7]" office:value-type="float" office:value="1.38691002380506" calcext:value-type="float">
            <text:p>1.38691002380506</text:p>
          </table:table-cell>
          <table:table-cell table:formula="of:=[.E16]*[.$H$32]+[.$H$33]" office:value-type="float" office:value="1.33" calcext:value-type="float">
            <text:p>1.33</text:p>
          </table:table-cell>
        </table:table-row>
        <table:table-row table:style-name="ro1">
          <table:table-cell/>
          <table:table-cell table:style-name="ce1" office:value-type="string" calcext:value-type="string">
            <text:p>step (V)</text:p>
          </table:table-cell>
          <table:table-cell table:style-name="ce1" table:formula="of:=([.C10]-[.C11])/[.C16]" office:value-type="float" office:value="0.0008056640625" calcext:value-type="float">
            <text:p>0.0008056640625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E17]+273.15" office:value-type="float" office:value="296.15" calcext:value-type="float">
            <text:p>296.15</text:p>
          </table:table-cell>
          <table:table-cell table:formula="of:=[.$C$5]*EXP([.$C$4]*((1/[.F17])-(1/[.$C$6])))" office:value-type="float" office:value="10.9443775575894" calcext:value-type="float">
            <text:p>10.9443775575894</text:p>
          </table:table-cell>
          <table:table-cell table:formula="of:=[.G17]-[.$C$8]" office:value-type="float" office:value="-29.0556224424106" calcext:value-type="float">
            <text:p>-29.0556224424106</text:p>
          </table:table-cell>
          <table:table-cell table:formula="of:=-([.H17]/(4*[.$C$8]+2*[.H17]))*[.$C$7]" office:value-type="float" office:value="1.425850301614" calcext:value-type="float">
            <text:p>1.425850301614</text:p>
          </table:table-cell>
          <table:table-cell table:formula="of:=[.E17]*[.$H$32]+[.$H$33]" office:value-type="float" office:value="1.37" calcext:value-type="float">
            <text:p>1.37</text:p>
          </table:table-cell>
        </table:table-row>
        <table:table-row table:style-name="ro1">
          <table:table-cell/>
          <table:table-cell table:style-name="ce1" office:value-type="string" calcext:value-type="string">
            <text:p>step (°C)</text:p>
          </table:table-cell>
          <table:table-cell table:style-name="ce1" office:value-type="float" office:value="0.0201416015625" calcext:value-type="float">
            <text:p>0.0201416015625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E18]+273.15" office:value-type="float" office:value="297.15" calcext:value-type="float">
            <text:p>297.15</text:p>
          </table:table-cell>
          <table:table-cell table:formula="of:=[.$C$5]*EXP([.$C$4]*((1/[.F18])-(1/[.$C$6])))" office:value-type="float" office:value="10.4599495173785" calcext:value-type="float">
            <text:p>10.4599495173785</text:p>
          </table:table-cell>
          <table:table-cell table:formula="of:=[.G18]-[.$C$8]" office:value-type="float" office:value="-29.5400504826215" calcext:value-type="float">
            <text:p>-29.5400504826215</text:p>
          </table:table-cell>
          <table:table-cell table:formula="of:=-([.H18]/(4*[.$C$8]+2*[.H18]))*[.$C$7]" office:value-type="float" office:value="1.46353943895881" calcext:value-type="float">
            <text:p>1.46353943895881</text:p>
          </table:table-cell>
          <table:table-cell table:formula="of:=[.E18]*[.$H$32]+[.$H$33]" office:value-type="float" office:value="1.41" calcext:value-type="float">
            <text:p>1.41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table:formula="of:=[.E19]+273.15" office:value-type="float" office:value="298.15" calcext:value-type="float">
            <text:p>298.15</text:p>
          </table:table-cell>
          <table:table-cell table:formula="of:=[.$C$5]*EXP([.$C$4]*((1/[.F19])-(1/[.$C$6])))" office:value-type="float" office:value="10" calcext:value-type="float">
            <text:p>10</text:p>
          </table:table-cell>
          <table:table-cell table:formula="of:=[.G19]-[.$C$8]" office:value-type="float" office:value="-30" calcext:value-type="float">
            <text:p>-30</text:p>
          </table:table-cell>
          <table:table-cell table:formula="of:=-([.H19]/(4*[.$C$8]+2*[.H19]))*[.$C$7]" office:value-type="float" office:value="1.5" calcext:value-type="float">
            <text:p>1.5</text:p>
          </table:table-cell>
          <table:table-cell table:formula="of:=[.E19]*[.$H$32]+[.$H$33]" office:value-type="float" office:value="1.45" calcext:value-type="float">
            <text:p>1.45</text:p>
          </table:table-cell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  <table:table-cell table:formula="of:=[.E20]+273.15" office:value-type="float" office:value="299.15" calcext:value-type="float">
            <text:p>299.15</text:p>
          </table:table-cell>
          <table:table-cell table:formula="of:=[.$C$5]*EXP([.$C$4]*((1/[.F20])-(1/[.$C$6])))" office:value-type="float" office:value="9.56315023908264" calcext:value-type="float">
            <text:p>9.56315023908264</text:p>
          </table:table-cell>
          <table:table-cell table:formula="of:=[.G20]-[.$C$8]" office:value-type="float" office:value="-30.4368497609174" calcext:value-type="float">
            <text:p>-30.4368497609174</text:p>
          </table:table-cell>
          <table:table-cell table:formula="of:=-([.H20]/(4*[.$C$8]+2*[.H20]))*[.$C$7]" office:value-type="float" office:value="1.5352560124859" calcext:value-type="float">
            <text:p>1.5352560124859</text:p>
          </table:table-cell>
          <table:table-cell table:formula="of:=[.E20]*[.$H$32]+[.$H$33]" office:value-type="float" office:value="1.49" calcext:value-type="float">
            <text:p>1.49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table:formula="of:=[.E21]+273.15" office:value-type="float" office:value="300.15" calcext:value-type="float">
            <text:p>300.15</text:p>
          </table:table-cell>
          <table:table-cell table:formula="of:=[.$C$5]*EXP([.$C$4]*((1/[.F21])-(1/[.$C$6])))" office:value-type="float" office:value="9.14810666087804" calcext:value-type="float">
            <text:p>9.14810666087804</text:p>
          </table:table-cell>
          <table:table-cell table:formula="of:=[.G21]-[.$C$8]" office:value-type="float" office:value="-30.851893339122" calcext:value-type="float">
            <text:p>-30.851893339122</text:p>
          </table:table-cell>
          <table:table-cell table:formula="of:=-([.H21]/(4*[.$C$8]+2*[.H21]))*[.$C$7]" office:value-type="float" office:value="1.56933274927557" calcext:value-type="float">
            <text:p>1.56933274927557</text:p>
          </table:table-cell>
          <table:table-cell table:formula="of:=[.E21]*[.$H$32]+[.$H$33]" office:value-type="float" office:value="1.53" calcext:value-type="float">
            <text:p>1.53</text:p>
          </table:table-cell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  <table:table-cell table:formula="of:=[.E22]+273.15" office:value-type="float" office:value="301.15" calcext:value-type="float">
            <text:p>301.15</text:p>
          </table:table-cell>
          <table:table-cell table:formula="of:=[.$C$5]*EXP([.$C$4]*((1/[.F22])-(1/[.$C$6])))" office:value-type="float" office:value="8.75365517644593" calcext:value-type="float">
            <text:p>8.75365517644593</text:p>
          </table:table-cell>
          <table:table-cell table:formula="of:=[.G22]-[.$C$8]" office:value-type="float" office:value="-31.2463448235541" calcext:value-type="float">
            <text:p>-31.2463448235541</text:p>
          </table:table-cell>
          <table:table-cell table:formula="of:=-([.H22]/(4*[.$C$8]+2*[.H22]))*[.$C$7]" office:value-type="float" office:value="1.60225652366317" calcext:value-type="float">
            <text:p>1.60225652366317</text:p>
          </table:table-cell>
          <table:table-cell table:formula="of:=[.E22]*[.$H$32]+[.$H$33]" office:value-type="float" office:value="1.57" calcext:value-type="float">
            <text:p>1.57</text:p>
          </table:table-cell>
        </table:table-row>
        <table:table-row table:style-name="ro1">
          <table:table-cell table:number-columns-repeated="4"/>
          <table:table-cell office:value-type="float" office:value="29" calcext:value-type="float">
            <text:p>29</text:p>
          </table:table-cell>
          <table:table-cell table:formula="of:=[.E23]+273.15" office:value-type="float" office:value="302.15" calcext:value-type="float">
            <text:p>302.15</text:p>
          </table:table-cell>
          <table:table-cell table:formula="of:=[.$C$5]*EXP([.$C$4]*((1/[.F23])-(1/[.$C$6])))" office:value-type="float" office:value="8.37865588482614" calcext:value-type="float">
            <text:p>8.37865588482614</text:p>
          </table:table-cell>
          <table:table-cell table:formula="of:=[.G23]-[.$C$8]" office:value-type="float" office:value="-31.6213441151739" calcext:value-type="float">
            <text:p>-31.6213441151739</text:p>
          </table:table-cell>
          <table:table-cell table:formula="of:=-([.H23]/(4*[.$C$8]+2*[.H23]))*[.$C$7]" office:value-type="float" office:value="1.63405449866435" calcext:value-type="float">
            <text:p>1.63405449866435</text:p>
          </table:table-cell>
          <table:table-cell table:formula="of:=[.E23]*[.$H$32]+[.$H$33]" office:value-type="float" office:value="1.61" calcext:value-type="float">
            <text:p>1.61</text:p>
          </table:table-cell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formula="of:=[.E24]+273.15" office:value-type="float" office:value="303.15" calcext:value-type="float">
            <text:p>303.15</text:p>
          </table:table-cell>
          <table:table-cell table:formula="of:=[.$C$5]*EXP([.$C$4]*((1/[.F24])-(1/[.$C$6])))" office:value-type="float" office:value="8.02203815561782" calcext:value-type="float">
            <text:p>8.02203815561782</text:p>
          </table:table-cell>
          <table:table-cell table:formula="of:=[.G24]-[.$C$8]" office:value-type="float" office:value="-31.9779618443822" calcext:value-type="float">
            <text:p>-31.9779618443822</text:p>
          </table:table-cell>
          <table:table-cell table:formula="of:=-([.H24]/(4*[.$C$8]+2*[.H24]))*[.$C$7]" office:value-type="float" office:value="1.66475451024986" calcext:value-type="float">
            <text:p>1.66475451024986</text:p>
          </table:table-cell>
          <table:table-cell table:formula="of:=[.E24]*[.$H$32]+[.$H$33]" office:value-type="float" office:value="1.65" calcext:value-type="float">
            <text:p>1.65</text:p>
          </table:table-cell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table:formula="of:=[.E25]+273.15" office:value-type="float" office:value="304.15" calcext:value-type="float">
            <text:p>304.15</text:p>
          </table:table-cell>
          <table:table-cell table:formula="of:=[.$C$5]*EXP([.$C$4]*((1/[.F25])-(1/[.$C$6])))" office:value-type="float" office:value="7.6827960619608" calcext:value-type="float">
            <text:p>7.6827960619608</text:p>
          </table:table-cell>
          <table:table-cell table:formula="of:=[.G25]-[.$C$8]" office:value-type="float" office:value="-32.3172039380392" calcext:value-type="float">
            <text:p>-32.3172039380392</text:p>
          </table:table-cell>
          <table:table-cell table:formula="of:=-([.H25]/(4*[.$C$8]+2*[.H25]))*[.$C$7]" office:value-type="float" office:value="1.69438490436074" calcext:value-type="float">
            <text:p>1.69438490436074</text:p>
          </table:table-cell>
          <table:table-cell table:formula="of:=[.E25]*[.$H$32]+[.$H$33]" office:value-type="float" office:value="1.69" calcext:value-type="float">
            <text:p>1.69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table:formula="of:=[.E26]+273.15" office:value-type="float" office:value="305.15" calcext:value-type="float">
            <text:p>305.15</text:p>
          </table:table-cell>
          <table:table-cell table:formula="of:=[.$C$5]*EXP([.$C$4]*((1/[.F26])-(1/[.$C$6])))" office:value-type="float" office:value="7.35998413726733" calcext:value-type="float">
            <text:p>7.35998413726733</text:p>
          </table:table-cell>
          <table:table-cell table:formula="of:=[.G26]-[.$C$8]" office:value-type="float" office:value="-32.6400158627327" calcext:value-type="float">
            <text:p>-32.6400158627327</text:p>
          </table:table-cell>
          <table:table-cell table:formula="of:=-([.H26]/(4*[.$C$8]+2*[.H26]))*[.$C$7]" office:value-type="float" office:value="1.72297438741372" calcext:value-type="float">
            <text:p>1.72297438741372</text:p>
          </table:table-cell>
          <table:table-cell table:formula="of:=[.E26]*[.$H$32]+[.$H$33]" office:value-type="float" office:value="1.73" calcext:value-type="float">
            <text:p>1.73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</text:p>
          </table:table-cell>
          <table:table-cell table:formula="of:=[.E27]+273.15" office:value-type="float" office:value="306.15" calcext:value-type="float">
            <text:p>306.15</text:p>
          </table:table-cell>
          <table:table-cell table:formula="of:=[.$C$5]*EXP([.$C$4]*((1/[.F27])-(1/[.$C$6])))" office:value-type="float" office:value="7.05271343120301" calcext:value-type="float">
            <text:p>7.05271343120301</text:p>
          </table:table-cell>
          <table:table-cell table:formula="of:=[.G27]-[.$C$8]" office:value-type="float" office:value="-32.947286568797" calcext:value-type="float">
            <text:p>-32.947286568797</text:p>
          </table:table-cell>
          <table:table-cell table:formula="of:=-([.H27]/(4*[.$C$8]+2*[.H27]))*[.$C$7]" office:value-type="float" office:value="1.75055188990164" calcext:value-type="float">
            <text:p>1.75055188990164</text:p>
          </table:table-cell>
          <table:table-cell table:formula="of:=[.E27]*[.$H$32]+[.$H$33]" office:value-type="float" office:value="1.77" calcext:value-type="float">
            <text:p>1.77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</text:p>
          </table:table-cell>
          <table:table-cell table:formula="of:=[.E28]+273.15" office:value-type="float" office:value="307.15" calcext:value-type="float">
            <text:p>307.15</text:p>
          </table:table-cell>
          <table:table-cell table:formula="of:=[.$C$5]*EXP([.$C$4]*((1/[.F28])-(1/[.$C$6])))" office:value-type="float" office:value="6.76014784238443" calcext:value-type="float">
            <text:p>6.76014784238443</text:p>
          </table:table-cell>
          <table:table-cell table:formula="of:=[.G28]-[.$C$8]" office:value-type="float" office:value="-33.2398521576156" calcext:value-type="float">
            <text:p>-33.2398521576156</text:p>
          </table:table-cell>
          <table:table-cell table:formula="of:=-([.H28]/(4*[.$C$8]+2*[.H28]))*[.$C$7]" office:value-type="float" office:value="1.77714644261059" calcext:value-type="float">
            <text:p>1.77714644261059</text:p>
          </table:table-cell>
          <table:table-cell table:formula="of:=[.E28]*[.$H$32]+[.$H$33]" office:value-type="float" office:value="1.81" calcext:value-type="float">
            <text:p>1.81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</text:p>
          </table:table-cell>
          <table:table-cell table:formula="of:=[.E29]+273.15" office:value-type="float" office:value="308.15" calcext:value-type="float">
            <text:p>308.15</text:p>
          </table:table-cell>
          <table:table-cell table:formula="of:=[.$C$5]*EXP([.$C$4]*((1/[.F29])-(1/[.$C$6])))" office:value-type="float" office:value="6.48150070706159" calcext:value-type="float">
            <text:p>6.48150070706159</text:p>
          </table:table-cell>
          <table:table-cell table:formula="of:=[.G29]-[.$C$8]" office:value-type="float" office:value="-33.5184992929384" calcext:value-type="float">
            <text:p>-33.5184992929384</text:p>
          </table:table-cell>
          <table:table-cell table:formula="of:=-([.H29]/(4*[.$C$8]+2*[.H29]))*[.$C$7]" office:value-type="float" office:value="1.80278706491108" calcext:value-type="float">
            <text:p>1.80278706491108</text:p>
          </table:table-cell>
          <table:table-cell table:formula="of:=[.E29]*[.$H$32]+[.$H$33]" office:value-type="float" office:value="1.85" calcext:value-type="float">
            <text:p>1.85</text:p>
          </table:table-cell>
        </table:table-row>
        <table:table-row table:style-name="ro1">
          <table:table-cell table:number-columns-repeated="4"/>
          <table:table-cell table:style-name="Default" table:number-columns-repeated="6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3" office:value-type="string" calcext:value-type="string" table:number-columns-spanned="2" table:number-rows-spanned="1">
            <text:p>V = mT + p</text:p>
          </table:table-cell>
          <table:covered-table-cell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2" table:number-columns-repeated="2"/>
          <table:table-cell office:value-type="string" calcext:value-type="string">
            <text:p>Lin m</text:p>
          </table:table-cell>
          <table:table-cell table:style-name="ce4" office:value-type="float" office:value="0.04" calcext:value-type="float">
            <text:p>0.04</text:p>
          </table:table-cell>
          <table:table-cell table:style-name="Default"/>
          <table:table-cell table:style-name="ce2"/>
        </table:table-row>
        <table:table-row table:style-name="ro1">
          <table:table-cell table:number-columns-repeated="4"/>
          <table:table-cell table:style-name="ce2" table:number-columns-repeated="2"/>
          <table:table-cell office:value-type="string" calcext:value-type="string">
            <text:p>Lin p</text:p>
          </table:table-cell>
          <table:table-cell office:value-type="float" office:value="0.45" calcext:value-type="float">
            <text:p>0.45</text:p>
          </table:table-cell>
          <table:table-cell table:style-name="Default"/>
          <table:table-cell table:style-name="ce2"/>
        </table:table-row>
        <table:table-row table:style-name="ro1" table:number-rows-repeated="2">
          <table:table-cell table:number-columns-repeated="4"/>
          <table:table-cell table:style-name="ce2"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2" table:number-columns-repeated="5"/>
        </table:table-row>
        <table:table-row table:style-name="ro1" table:number-rows-repeated="2">
          <table:table-cell table:number-columns-repeated="4"/>
          <table:table-cell table:style-name="Default" table:number-columns-repeated="6"/>
        </table:table-row>
        <table:table-row table:style-name="ro1">
          <table:table-cell table:number-columns-repeated="4"/>
          <table:table-cell table:style-name="ce2" table:number-columns-repeated="2"/>
          <table:table-cell table:style-name="Default" table:number-columns-repeated="2"/>
          <table:table-cell table:style-name="ce2"/>
          <table:table-cell table:style-name="Default"/>
        </table:table-row>
        <table:table-row table:style-name="ro1">
          <table:table-cell table:number-columns-repeated="4"/>
          <table:table-cell table:style-name="ce2" table:number-columns-repeated="2"/>
          <table:table-cell table:style-name="Default" table:number-columns-repeated="2"/>
          <table:table-cell table:style-name="ce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1" svg:font-family="'DejaVu Sans'" style:font-family-generic="swiss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n" fo:country="CA" style:font-name-asian="DejaVu Sans2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CA" style:letter-kerning="true" style:font-name-asian="DejaVu Sans2" style:font-size-asian="12pt" style:language-asian="zh" style:country-asian="CN" style:font-name-complex="DejaVu Sans2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3">0000-00-00</text:date>, <text:time style:data-style-name="N2" text:time-value="14:26:01.2311664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9-18T10:01:38.114795643</meta:creation-date>
    <meta:editing-cycles>4</meta:editing-cycles>
    <meta:editing-duration>PT1H16M11S</meta:editing-duration>
    <dc:date>2020-01-23T17:55:49.798190552</dc:date>
    <meta:generator>LibreOffice/6.3.4.2.0$Linux_X86_64 LibreOffice_project/30$Build-2</meta:generator>
    <meta:document-statistic meta:table-count="1" meta:cell-count="191" meta:object-count="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202cm" svg:y="0.316cm" chart:style-name="ch2">
          <text:p>Resistance (kΩ) en fonction de la temperature (°C)</text:p>
        </chart:title>
        <chart:legend chart:legend-position="end" svg:x="14.233cm" svg:y="4.201cm" style:legend-expansion="high" chart:style-name="ch3"/>
        <chart:plot-area chart:style-name="ch4" table:cell-range-address="Sheet1.E4:Sheet1.E29 Sheet1.G3:Sheet1.G29" chart:data-source-has-labels="both" svg:x="0.32cm" svg:y="1.301cm" svg:width="13.593cm" svg:height="7.519cm">
          <chartooo:coordinate-region svg:x="0.994cm" svg:y="1.5cm" svg:width="12.706cm" svg:height="6.673cm"/>
          <chart:axis chart:dimension="x" chart:name="primary-x" chart:style-name="ch5" chartooo:axis-type="auto">
            <chartooo:date-scale/>
            <chart:categories table:cell-range-address="Sheet1.E4:Sheet1.E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G4:Sheet1.G29" chart:label-cell-address="Sheet1.G3:Sheet1.G3" chart:class="chart:line">
            <chart:data-point chart:repeated="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c</text:p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E4:Sheet1.E29</svg:desc>
                </draw:g>
              </table:table-cell>
              <table:table-cell office:value-type="float" office:value="20.2968233206869">
                <text:p>20.2968233206869</text:p>
                <draw:g>
                  <svg:desc>Sheet1.G4:Sheet1.G29</svg:desc>
                </draw:g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9.3162613543919">
                <text:p>19.316261354391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8.3894570719352">
                <text:p>18.389457071935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7.5131389499735">
                <text:p>17.513138949973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6.6842531845797">
                <text:p>16.684253184579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.8999480198249">
                <text:p>15.899948019824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5.1575592861369">
                <text:p>15.157559286136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4.454597048951">
                <text:p>14.45459704895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3.788733276836">
                <text:p>13.78873327683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3.1577904461484">
                <text:p>13.157790446148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2.5597310064188">
                <text:p>12.559731006418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1.992647637176">
                <text:p>11.99264763717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1.4547542328268">
                <text:p>11.454754232826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0.9443775575894">
                <text:p>10.944377557589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0.4599495173785">
                <text:p>10.459949517378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9.56315023908264">
                <text:p>9.5631502390826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9.14810666087804">
                <text:p>9.1481066608780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8.75365517644593">
                <text:p>8.75365517644593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8.37865588482614">
                <text:p>8.3786558848261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8.02203815561782">
                <text:p>8.0220381556178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7.6827960619608">
                <text:p>7.682796061960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7.35998413726733">
                <text:p>7.35998413726733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7.05271343120301">
                <text:p>7.0527134312030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6.76014784238443">
                <text:p>6.76014784238443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6.48150070706159">
                <text:p>6.481500707061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.0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 draw:opacity-name="ChartTransparencyGradient_20_1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42cm" svg:y="3.952cm" style:legend-expansion="high" chart:style-name="ch2"/>
        <chart:plot-area chart:style-name="ch3" table:cell-range-address="Sheet1.E4:Sheet1.E29 Sheet1.I3:Sheet1.J29" chart:data-source-has-labels="both" svg:x="0.32cm" svg:y="0.18cm" svg:width="13.302cm" svg:height="8.64cm">
          <chartooo:coordinate-region svg:x="1.1cm" svg:y="0.379cm" svg:width="12.309cm" svg:height="7.794cm"/>
          <chart:axis chart:dimension="x" chart:name="primary-x" chart:style-name="ch4" chartooo:axis-type="auto">
            <chartooo:date-scale/>
            <chart:categories table:cell-range-address="Sheet1.E4:Sheet1.E2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I4:Sheet1.I29" chart:label-cell-address="Sheet1.I3:Sheet1.I3" chart:class="chart:line">
            <chart:data-point chart:repeated="26"/>
          </chart:series>
          <chart:series chart:style-name="ch7" chart:values-cell-range-address="Sheet1.J4:Sheet1.J29" chart:label-cell-address="Sheet1.J3:Sheet1.J3" chart:class="chart:line">
            <chart:data-point chart:repeated="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Vm</text:p>
                <draw:g>
                  <svg:desc>Sheet1.I3:Sheet1.I3</svg:desc>
                </draw:g>
              </table:table-cell>
              <table:table-cell office:value-type="string">
                <text:p>Lin</text:p>
                <draw:g>
                  <svg:desc>Sheet1.J3:Sheet1.J3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E4:Sheet1.E29</svg:desc>
                </draw:g>
              </table:table-cell>
              <table:table-cell office:value-type="float" office:value="0.816924325122499">
                <text:p>0.816924325122499</text:p>
                <draw:g>
                  <svg:desc>Sheet1.I4:Sheet1.I29</svg:desc>
                </draw:g>
              </table:table-cell>
              <table:table-cell office:value-type="float" office:value="0.85">
                <text:p>0.85</text:p>
                <draw:g>
                  <svg:desc>Sheet1.J4:Sheet1.J29</svg:desc>
                </draw:g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871756672341109">
                <text:p>0.871756672341109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925275897900576">
                <text:p>0.925275897900576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977466256431692">
                <text:p>0.977466256431692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.02831675048703">
                <text:p>1.02831675048703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.07782085824248">
                <text:p>1.07782085824248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12597625037167">
                <text:p>1.1259762503716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.17278450008938">
                <text:p>1.1727845000893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.21825079000568">
                <text:p>1.2182507900056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.26238361905976">
                <text:p>1.2623836190597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30519451242198">
                <text:p>1.3051945124219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.34669773687377">
                <text:p>1.34669773687377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.38691002380506">
                <text:p>1.38691002380506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.425850301614">
                <text:p>1.425850301614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.46353943895881">
                <text:p>1.46353943895881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.5">
                <text:p>1.5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.5352560124859">
                <text:p>1.5352560124859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.56933274927557">
                <text:p>1.56933274927557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.60225652366317">
                <text:p>1.60225652366317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.63405449866435">
                <text:p>1.63405449866435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.66475451024986">
                <text:p>1.66475451024986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.69438490436074">
                <text:p>1.69438490436074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.72297438741372">
                <text:p>1.72297438741372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.75055188990164">
                <text:p>1.75055188990164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.77714644261059">
                <text:p>1.77714644261059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.80278706491108">
                <text:p>1.80278706491108</text:p>
              </table:table-cell>
              <table:table-cell office:value-type="float" office:value="1.85">
                <text:p>1.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.0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opacity draw:name="ChartTransparencyGradient_20_1" draw:display-name="ChartTransparencyGradient 1" draw:style="linear" draw:start="100%" draw:end="0%" draw:angle="0" draw:border="0%"/>
  </office:styles>
</office:document-styles>
</file>